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10000003562C33C5181FA46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3687" style:font-name="Segoe UI" fo:font-size="16pt" fo:font-weight="bold" officeooo:rsid="0001d26a" officeooo:paragraph-rsid="0001d26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c3687" style:font-name="Segoe UI" fo:font-size="22pt" fo:font-weight="bold" officeooo:rsid="00008de8" officeooo:paragraph-rsid="0001d26a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1c3687" style:font-name="Segoe UI" fo:font-size="12pt" fo:font-weight="bold" officeooo:rsid="0001d26a" officeooo:paragraph-rsid="0001d26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1c3687" style:font-name="Segoe UI" fo:font-size="12pt" fo:font-weight="bold" officeooo:rsid="00057939" officeooo:paragraph-rsid="0005793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57939" officeooo:paragraph-rsid="0001d2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Segoe UI" fo:font-size="12pt" fo:font-weight="normal" officeooo:rsid="00057939" officeooo:paragraph-rsid="00057939" style:font-size-asian="10.5pt" style:font-weight-asian="normal" style:font-size-complex="12pt" style:font-weight-complex="normal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47c9e" style:font-weight-asian="normal" style:font-weight-complex="normal"/>
    </style:style>
    <style:style style:name="T3" style:family="text">
      <style:text-properties fo:color="#000000" fo:font-weight="normal" officeooo:rsid="00057939" style:font-weight-asian="normal" style:font-weight-complex="normal"/>
    </style:style>
    <style:style style:name="T4" style:family="text">
      <style:text-properties fo:color="#000000" fo:font-weight="normal" officeooo:rsid="0006d3b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</text:p>
      <text:p text:style-name="P1">Lecture des données de la caméra</text:p>
      <text:p text:style-name="P1"/>
      <text:p text:style-name="P3"><text:tab/><text:span text:style-name="T2">A chaque étape de la simulation depuis le logiciel Gama, les données de la caméra vont être lues depuis un fichier. Ce fichier est de type CSV (séparateur: ‘,’) et ne contient qu’une seule ligne. Les informations sont dans l’ordre: position depuis l’axe x, position depuis l’axe y, et angle de rotation du véhicule. </text:span><text:span text:style-name="T3">Les données de chaque véhicules sont inscrites à la suite sur cette seule et unique ligne. Voici un exemple de cette représentation dans un fichier csv:</text:span></text:p>
      <text:p text:style-name="P5"><draw:frame draw:style-name="fr1" draw:name="Image1" text:anchor-type="paragraph" svg:x="1.586cm" svg:y="0.661cm" svg:width="14.42cm" svg:height="1.402cm" draw:z-index="0"><draw:image xlink:href="Pictures/10000000000002210000003562C33C5181FA46F3.png" xlink:type="simple" xlink:show="embed" xlink:actuate="onLoad" loext:mime-type="image/png"/></draw:frame></text:p>
      <text:p text:style-name="P5"/>
      <text:p text:style-name="P6">Les cases de l’indice A à C correspondent aux informations du premier véhicule (position en x puis position en y et enfin l’angle de rotation), les cases de D à F correspondent au deuxième véhicule et enfin les cases G à I au troisième et dernier véhicule.</text:p>
      <text:p text:style-name="P6"/>
      <text:p text:style-name="P4"><text:span text:style-name="T1"><text:tab/></text:span><text:span text:style-name="T4">Cela implique que le programme écrivant les données de la caméra dans un fichier doit respecter au maximum cette représentation, une écriture “une ligne : une étape de la simulation” ne peut pas fonctionner en raison de conflits avec le logiciel Gama sur la lecture/écriture du fichier et peut devenir très coûteux en mémoire en fonction de la simulation réalis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5-14T10:54:44.679000000</dc:date>
    <meta:editing-duration>PT21M57S</meta:editing-duration>
    <meta:editing-cycles>5</meta:editing-cycles>
    <meta:document-statistic meta:table-count="0" meta:image-count="1" meta:object-count="0" meta:page-count="1" meta:paragraph-count="5" meta:word-count="194" meta:character-count="1135" meta:non-whitespace-character-count="944"/>
  </office:meta>
</office:document-meta>
</file>